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0EA3C7BE02AAB32FFE7.png" manifest:media-type="image/png"/>
  <manifest:file-entry manifest:full-path="Pictures/1000C59E00002C790000182F0DEB4360EEF3C8B7.svg" manifest:media-type="image/svg+xml"/>
  <manifest:file-entry manifest:full-path="Pictures/10000201000004F1000000B7C563C77C60E91197.png" manifest:media-type="image/png"/>
  <manifest:file-entry manifest:full-path="Pictures/10000201000004F100000054DBA0C487E88835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95a044" draw:marker-start-width="0.509cm" draw:marker-end-width="0.509cm" draw:fill="solid" draw:fill-color="#ffffff" draw:textarea-horizontal-align="justify" draw:textarea-vertical-align="middle" draw:auto-grow-height="false" fo:min-height="1.239cm" fo:min-width="18.892cm" fo:padding-top="0.176cm" fo:padding-bottom="0.176cm" fo:padding-left="0.301cm" fo:padding-right="0.301cm" fo:wrap-option="no-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5a044" draw:fill="solid" draw:fill-color="#95a044" draw:textarea-horizontal-align="justify" draw:textarea-vertical-align="middle" draw:auto-grow-height="false" fo:min-height="0.615cm" fo:min-width="1.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26pt" style:font-size-asian="18pt" style:font-size-complex="18pt"/>
    </style:style>
    <style:style style:name="P4" style:family="paragraph">
      <loext:graphic-properties draw:fill="solid" draw:fill-color="#95a044"/>
      <style:paragraph-properties fo:text-align="center"/>
    </style:style>
    <style:style style:name="T1" style:family="text">
      <style:text-properties fo:font-size="26pt" fo:language="mi" fo:country="NZ" style:font-size-asian="18pt" style:font-size-complex="18pt"/>
    </style:style>
    <style:style style:name="T2" style:family="text">
      <style:text-properties style:font-name="Liberation Sans1" fo:font-size="26pt" fo:language="mi" fo:country="NZ" style:font-name-asian="Liberation Sans1" style:font-size-asian="18pt" style:font-name-complex="Liberation Sans1" style:font-size-complex="18pt"/>
    </style:style>
    <style:style style:name="T3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4.006cm" svg:x="1.001cm" svg:y="4.881cm">
          <draw:image xlink:href="Pictures/10000201000004F1000000B7C563C77C60E91197.png" xlink:type="simple" xlink:show="embed" xlink:actuate="onLoad">
            <text:p/>
          </draw:image>
        </draw:frame>
        <draw:custom-shape draw:style-name="gr2" draw:text-style-name="P3" draw:layer="layout" svg:width="27.7cm" svg:height="2.259cm" svg:x="1cm" svg:y="1.027cm">
          <text:p text:style-name="P2"><text:span text:style-name="T1">kua patu mai a Ruaumoko ki ahau . i t</text:span><text:span text:style-name="T2">ēnei wā .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6402.57030432114 36328.14159292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7.699cm" svg:height="1.838cm" svg:x="1.001cm" svg:y="16.01cm">
          <draw:image xlink:href="Pictures/10000201000004F100000054DBA0C487E888359A.png" xlink:type="simple" xlink:show="embed" xlink:actuate="onLoad">
            <text:p/>
          </draw:image>
        </draw:frame>
        <draw:frame draw:style-name="gr3" draw:text-style-name="P2" draw:layer="layout" svg:width="6.063cm" svg:height="3.299cm" svg:x="11.219cm" svg:y="10.379cm">
          <draw:image xlink:href="Pictures/1000C59E00002C790000182F0DEB4360EEF3C8B7.svg" xlink:type="simple" xlink:show="embed" xlink:actuate="onLoad">
            <text:p text:style-name="P2"><text:span text:style-name="T3"><text:s text:c="53"/></text:span><text:span text:style-name="T3">Forced Alignment</text:span></text:p>
          </draw:image>
          <draw:image xlink:href="Pictures/10000201000001AE000000EA3C7BE02AAB32FFE7.png" xlink:type="simple" xlink:show="embed" xlink:actuate="onLoad"/>
        </draw:frame>
        <draw:custom-shape draw:style-name="gr4" draw:text-style-name="P4" draw:layer="layout" svg:width="3.556cm" svg:height="1.143cm" svg:x="13.065cm" svg:y="9.114cm">
          <text:p/>
          <draw:enhanced-geometry svg:viewBox="0 0 21600 21600" draw:text-areas="?f0 0 ?f2 ?f5" draw:type="down-arrow" draw:modifiers="9780.41958041958 5999.66263705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3.556cm" svg:height="1.143cm" svg:x="13.072cm" svg:y="14.214cm">
          <text:p/>
          <draw:enhanced-geometry svg:viewBox="0 0 21600 21600" draw:text-areas="?f0 0 ?f2 ?f5" draw:type="down-arrow" draw:modifiers="9780.41958041958 5999.66263705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3:29:57.812016693</meta:creation-date>
    <dc:date>2019-07-04T13:52:01.119670048</dc:date>
    <meta:editing-duration>PT22M2S</meta:editing-duration>
    <meta:editing-cycles>6</meta:editing-cycles>
    <meta:generator>LibreOffice/6.0.7.3$Linux_X86_64 LibreOffice_project/00m0$Build-3</meta:generator>
    <meta:document-statistic meta:object-count="6"/>
  </office:meta>
</office:document-meta>
</file>